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4e4" officeooo:paragraph-rsid="001744e4"/>
    </style:style>
    <style:style style:name="P2" style:family="paragraph" style:parent-style-name="Standard">
      <style:text-properties officeooo:rsid="0017e1d9" officeooo:paragraph-rsid="0017e1d9"/>
    </style:style>
    <style:style style:name="P3" style:family="paragraph" style:parent-style-name="Standard" style:list-style-name="L1">
      <style:text-properties officeooo:rsid="0017e1d9" officeooo:paragraph-rsid="0017e1d9"/>
    </style:style>
    <style:style style:name="P4" style:family="paragraph" style:parent-style-name="Standard" style:list-style-name="L1">
      <style:text-properties officeooo:paragraph-rsid="0017e1d9"/>
    </style:style>
    <style:style style:name="P5" style:family="paragraph" style:parent-style-name="Standard" style:list-style-name="L1">
      <style:text-properties officeooo:rsid="00196abc" officeooo:paragraph-rsid="00196abc"/>
    </style:style>
    <style:style style:name="T1" style:family="text">
      <style:text-properties officeooo:rsid="0017e1d9"/>
    </style:style>
    <style:style style:name="T2" style:family="text">
      <style:text-properties officeooo:rsid="00196a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uring machine :</text:p>
      <text:p text:style-name="P1"/>
      <text:p text:style-name="P1">name</text:p>
      <text:p text:style-name="P1"/>
      <text:p text:style-name="P1">alphabet = an array of letter</text:p>
      <text:p text:style-name="P1">blank = the character of the alphabet who fill everything outside of the original band (before and after) MUST NOT be part of the original band</text:p>
      <text:p text:style-name="P2">state = every states the machine can be in, when the machine parse a case with a letter, it has a different behavior depending on the current machine state</text:p>
      <text:p text:style-name="P2">initial = initial state the machine has</text:p>
      <text:p text:style-name="P2">finals = list states who terminate the machine</text:p>
      <text:p text:style-name="P2"/>
      <text:p text:style-name="P2">transition = dictionary of machine behaviors for each states, each contains :</text:p>
      <text:list xml:id="list3908420025" text:style-name="L1">
        <text:list-item>
          <text:p text:style-name="P3">read : the character of alphabet</text:p>
        </text:list-item>
        <text:list-item>
          <text:p text:style-name="P3">to_state : the new state of the machine</text:p>
        </text:list-item>
        <text:list-item>
          <text:p text:style-name="P4"><text:span text:style-name="T1">write : the </text:span><text:span text:style-name="T2">character who replace previous one</text:span></text:p>
        </text:list-item>
        <text:list-item>
          <text:p text:style-name="P5">action : go to LEFT or RIGHT after this symbo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5:49:33.558765905</meta:creation-date>
    <dc:date>2023-07-08T16:10:49.223808603</dc:date>
    <meta:editing-duration>PT10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8" meta:character-count="676" meta:non-whitespace-character-count="564"/>
  </office:meta>
</office:document-meta>
</file>